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 Sans" svg:font-family="'Museo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404040" style:font-name="Museo Sans" fo:font-size="10.5pt" fo:letter-spacing="normal" fo:font-style="normal" fo:font-weight="normal" officeooo:rsid="00052773" officeooo:paragraph-rsid="00052773"/>
    </style:style>
    <style:style style:name="P2" style:family="paragraph" style:parent-style-name="Text_20_body">
      <style:text-properties fo:font-variant="normal" fo:text-transform="none" fo:color="#404040" style:font-name="Museo Sans" fo:font-size="10.5pt" fo:letter-spacing="normal" fo:font-style="normal" fo:font-weight="normal" officeooo:rsid="0015a4d3" officeooo:paragraph-rsid="0015a4d3"/>
    </style:style>
    <style:style style:name="P3" style:family="paragraph" style:parent-style-name="Text_20_body">
      <style:text-properties fo:font-variant="normal" fo:text-transform="none" fo:color="#404040" style:font-name="Museo Sans" fo:font-size="10.5pt" fo:letter-spacing="normal" fo:font-style="normal" fo:font-weight="normal" officeooo:rsid="0015a4d3" officeooo:paragraph-rsid="00167a78"/>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404040" style:font-name="Museo Sans" fo:font-size="10.5pt" fo:letter-spacing="normal" fo:font-style="normal" fo:font-weight="normal"/>
    </style:style>
    <style:style style:name="P5" style:family="paragraph" style:parent-style-name="Standard">
      <style:text-properties officeooo:rsid="0003ddaf" officeooo:paragraph-rsid="0003ddaf"/>
    </style:style>
    <style:style style:name="P6" style:family="paragraph" style:parent-style-name="Standard">
      <style:text-properties officeooo:rsid="0004933c" officeooo:paragraph-rsid="0004933c"/>
    </style:style>
    <style:style style:name="P7" style:family="paragraph" style:parent-style-name="Standard">
      <style:text-properties officeooo:rsid="00052773" officeooo:paragraph-rsid="00052773"/>
    </style:style>
    <style:style style:name="P8" style:family="paragraph" style:parent-style-name="Standard">
      <style:text-properties officeooo:rsid="0015a4d3" officeooo:paragraph-rsid="0015a4d3"/>
    </style:style>
    <style:style style:name="P9" style:family="paragraph" style:parent-style-name="Standard">
      <style:text-properties officeooo:rsid="0017ad9e" officeooo:paragraph-rsid="0017ad9e"/>
    </style:style>
    <style:style style:name="P10" style:family="paragraph" style:parent-style-name="Standard" style:list-style-name="L1">
      <style:text-properties officeooo:rsid="00109ad1" officeooo:paragraph-rsid="00109ad1"/>
    </style:style>
    <style:style style:name="P11" style:family="paragraph" style:parent-style-name="Standard" style:list-style-name="L1">
      <style:text-properties officeooo:rsid="00052773" officeooo:paragraph-rsid="00052773"/>
    </style:style>
    <style:style style:name="P12" style:family="paragraph" style:parent-style-name="Standard" style:list-style-name="L1">
      <style:text-properties officeooo:rsid="00052773" officeooo:paragraph-rsid="0016befe"/>
    </style:style>
    <style:style style:name="P13" style:family="paragraph" style:parent-style-name="Standard" style:list-style-name="L1">
      <style:text-properties officeooo:rsid="0006eba2" officeooo:paragraph-rsid="0006eba2"/>
    </style:style>
    <style:style style:name="P14" style:family="paragraph" style:parent-style-name="Standard" style:list-style-name="L1">
      <style:text-properties officeooo:rsid="0017ad9e" officeooo:paragraph-rsid="0017ad9e"/>
    </style:style>
    <style:style style:name="P15" style:family="paragraph" style:parent-style-name="Standard" style:list-style-name="L1">
      <style:text-properties fo:font-style="italic" style:text-underline-style="solid" style:text-underline-width="auto" style:text-underline-color="font-color" fo:font-weight="bold" officeooo:rsid="001472ae" officeooo:paragraph-rsid="001472ae" style:font-style-asian="italic" style:font-weight-asian="bold" style:font-style-complex="italic" style:font-weight-complex="bold"/>
    </style:style>
    <style:style style:name="P16" style:family="paragraph" style:parent-style-name="Standard" style:list-style-name="L1">
      <style:text-properties officeooo:rsid="0013fb46" officeooo:paragraph-rsid="0013fb46"/>
    </style:style>
    <style:style style:name="P17" style:family="paragraph" style:parent-style-name="Standard">
      <style:text-properties officeooo:rsid="0013fb46" officeooo:paragraph-rsid="0013fb46"/>
    </style:style>
    <style:style style:name="P18" style:family="paragraph" style:parent-style-name="Standard" style:list-style-name="L1">
      <style:text-properties officeooo:rsid="00071eba" officeooo:paragraph-rsid="00076325"/>
    </style:style>
    <style:style style:name="P19" style:family="paragraph" style:parent-style-name="Standard" style:list-style-name="L1">
      <style:text-properties officeooo:rsid="0011f6d3" officeooo:paragraph-rsid="0011f6d3"/>
    </style:style>
    <style:style style:name="P20" style:family="paragraph" style:parent-style-name="Standard" style:list-style-name="L1">
      <style:text-properties officeooo:rsid="000a855e" officeooo:paragraph-rsid="000a855e"/>
    </style:style>
    <style:style style:name="P21" style:family="paragraph" style:parent-style-name="Standard" style:list-style-name="L1">
      <style:text-properties officeooo:rsid="0008d0c6" officeooo:paragraph-rsid="00052773"/>
    </style:style>
    <style:style style:name="P22" style:family="paragraph" style:parent-style-name="Standard" style:list-style-name="L1">
      <style:text-properties officeooo:rsid="00107459" officeooo:paragraph-rsid="00107459"/>
    </style:style>
    <style:style style:name="P23" style:family="paragraph" style:parent-style-name="Standard" style:list-style-name="L1">
      <style:text-properties fo:language="en" fo:country="GB" officeooo:rsid="001220ba" officeooo:paragraph-rsid="001220ba"/>
    </style:style>
    <style:style style:name="P24" style:family="paragraph" style:parent-style-name="Standard" style:list-style-name="L1">
      <style:text-properties fo:language="en" fo:country="GB" officeooo:rsid="0008d0c6" officeooo:paragraph-rsid="0016befe"/>
    </style:style>
    <style:style style:name="P25" style:family="paragraph" style:parent-style-name="Standard" style:list-style-name="L1">
      <style:text-properties fo:language="en" fo:country="GB" officeooo:rsid="0016befe" officeooo:paragraph-rsid="0016befe"/>
    </style:style>
    <style:style style:name="P26" style:family="paragraph" style:parent-style-name="Standard" style:list-style-name="L1">
      <style:text-properties fo:language="en" fo:country="GB" officeooo:rsid="00183ab2" officeooo:paragraph-rsid="00183ab2"/>
    </style:style>
    <style:style style:name="P27" style:family="paragraph" style:parent-style-name="Standard" style:list-style-name="L1">
      <style:text-properties fo:language="en" fo:country="US" officeooo:rsid="000eb313" officeooo:paragraph-rsid="0016befe"/>
    </style:style>
    <style:style style:name="T1" style:family="text">
      <style:text-properties officeooo:rsid="000c3700"/>
    </style:style>
    <style:style style:name="T2" style:family="text">
      <style:text-properties officeooo:rsid="000d899a"/>
    </style:style>
    <style:style style:name="T3" style:family="text">
      <style:text-properties officeooo:rsid="00167a78"/>
    </style:style>
    <style:style style:name="T4" style:family="text">
      <style:text-properties officeooo:rsid="0019da0f"/>
    </style:style>
    <style:style style:name="T5" style:family="text">
      <style:text-properties officeooo:rsid="001b6e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deer:</text:p>
      <text:p text:style-name="P6"/>
      <text:p text:style-name="P6">One page</text:p>
      <text:p text:style-name="P6">first page full size with name “View more-→” button</text:p>
      <text:p text:style-name="P6"/>
      <text:p text:style-name="P17">&gt;&gt;&gt;&gt; COMMENT THE CODE &lt;&lt;&lt;&lt;</text:p>
      <text:p text:style-name="P17"/>
      <text:p text:style-name="P17"/>
      <text:p text:style-name="P8"><text:span text:style-name="T5">&gt;&gt;&gt;&gt;icon I webbläsaren </text:span></text:p>
      <text:p text:style-name="P5"/>
      <text:list xml:id="list2707766198" text:style-name="L1">
        <text:list-item>
          <text:p text:style-name="P10">First page / intro</text:p>
          <text:list>
            <text:list-item>
              <text:p text:style-name="P10">img<text:tab/>Over the clouds</text:p>
              <text:p text:style-name="P10"/>
            </text:list-item>
          </text:list>
        </text:list-item>
        <text:list-item>
          <text:p text:style-name="P11">About</text:p>
          <text:list>
            <text:list-item>
              <text:p text:style-name="P13">&lt;3 &lt;3 &lt;3 (Interests/what I like)<text:tab/><text:span text:style-name="T5">icons fontAwesome travel(globe) tropical, surf, food….</text:span></text:p>
            </text:list-item>
            <text:list-item>
              <text:p text:style-name="P14">add volunteer <text:s/></text:p>
            </text:list-item>
            <text:list-item>
              <text:p text:style-name="P15">Add profile pic</text:p>
            </text:list-item>
          </text:list>
        </text:list-item>
        <text:list-item>
          <text:p text:style-name="P16">Skills<text:tab/>&lt;&lt;&lt; add header “SKILLS”</text:p>
        </text:list-item>
        <text:list-item>
          <text:p text:style-name="P14">&gt;&gt; add link to CV personal letter</text:p>
        </text:list-item>
      </text:list>
      <text:p text:style-name="P9"/>
      <text:list xml:id="list170454141220106" text:continue-numbering="true" text:style-name="L1">
        <text:list-item>
          <text:list>
            <text:list-header>
              <text:p text:style-name="P13"/>
            </text:list-header>
          </text:list>
        </text:list-item>
        <text:list-item>
          <text:p text:style-name="P11">Projects<text:tab/><text:span text:style-name="T2">(work?)</text:span></text:p>
          <text:list>
            <text:list-item>
              <text:p text:style-name="P18">Skills <text:span text:style-name="T1">tech and personal skills</text:span></text:p>
              <text:list>
                <text:list-item>
                  <text:p text:style-name="P18">&lt;xxxx&gt;<text:tab/>&lt;nnnnn&gt;<text:tab/>&lt;ssss&gt;<text:tab/><text:tab/><text:span text:style-name="T1">&lt;Mockups tex figma and superhero&gt;</text:span></text:p>
                </text:list-item>
                <text:list-item>
                  <text:p text:style-name="P19">Projects:<text:tab/>css color<text:tab/>superhero<text:tab/></text:p>
                </text:list-item>
              </text:list>
            </text:list-item>
          </text:list>
        </text:list-item>
        <text:list-item>
          <text:p text:style-name="P20">Hover over for “Learn more/github” </text:p>
          <text:list>
            <text:list-item>
              <text:list>
                <text:list-header>
                  <text:p text:style-name="P18"/>
                </text:list-header>
              </text:list>
            </text:list-item>
          </text:list>
        </text:list-item>
        <text:list-item>
          <text:p text:style-name="P21"/>
        </text:list-item>
        <text:list-item>
          <text:p text:style-name="P22">Services</text:p>
          <text:list>
            <text:list-item>
              <text:p text:style-name="P22">web/tech</text:p>
            </text:list-item>
            <text:list-item>
              <text:p text:style-name="P22">content</text:p>
            </text:list-item>
            <text:list-item>
              <text:p text:style-name="P22">administration / organize</text:p>
            </text:list-item>
            <text:list-item>
              <text:p text:style-name="P22">event (preparations, invites, goodiebags, build up, service on place, pack up…. etc) </text:p>
            </text:list-item>
            <text:list-item>
              <text:p text:style-name="P22">massage</text:p>
            </text:list-item>
          </text:list>
        </text:list-item>
        <text:list-item>
          <text:p text:style-name="P23">Testimonials</text:p>
          <text:list>
            <text:list-item>
              <text:p text:style-name="P23">rekommendationer….</text:p>
            </text:list-item>
            <text:list-item>
              <text:p text:style-name="P23"/>
            </text:list-item>
          </text:list>
        </text:list-item>
        <text:list-item>
          <text:p text:style-name="P12">Contact</text:p>
          <text:list>
            <text:list-item>
              <text:p text:style-name="P27">Mailadress instead of form….</text:p>
            </text:list-item>
            <text:list-item>
              <text:p text:style-name="P24">Sociala medier:<text:tab/>mail<text:tab/>linkedin<text:tab/>github<text:tab/><text:tab/>instagram</text:p>
            </text:list-item>
            <text:list-item>
              <text:p text:style-name="P25">Let’s connect</text:p>
            </text:list-item>
            <text:list-item>
              <text:p text:style-name="P25">Get in touch / Id love to hear from you / dont hesitate to reach out</text:p>
            </text:list-item>
            <text:list-item>
              <text:p text:style-name="P26"><text:span text:style-name="T5">Grab a </text:span>coffee</text:p>
            </text:list-item>
          </text:list>
        </text:list-item>
      </text:list>
      <text:p text:style-name="P1"/>
      <text:p text:style-name="P2">OM TID:</text:p>
      <text:p text:style-name="P3">*<text:tab/><text:span text:style-name="T3">Add testimonials</text:span></text:p>
      <text:p text:style-name="P3">*<text:tab/>Watch the YouTube video rest part</text:p>
      <text:p text:style-name="P2">*<text:tab/></text:p>
      <text:p text:style-name="P2"/>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______________________________________________________________________________</text:p>
      <text:p text:style-name="P1">Cupcake ipsum dolor sit amet chocolate bar. Wafer cotton candy I love pie. Tart ice cream tiramisu cotton candy macaroon candy canes liquorice. Soufflé I love marshmallow I love. Muffin caramels croissant jelly jelly beans cookie gingerbread I love. Bonbon chocolate cake I love I love.</text:p>
      <text:p text:style-name="P4">Danish marzipan bear claw. Jujubes soufflé pastry gummi bears cake cookie dessert. Chocolate powder cake pudding. Muffin jelly beans marzipan marzipan chupa chups tart. Gummi bears candy canes carrot cake icing. Chocolate jelly-o fruitcake chocolate tiramisu biscuit jelly beans cak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seo Sans" svg:font-family="'Museo San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0:03:04.397000000</meta:creation-date>
    <dc:date>2019-03-13T17:04:53.243000000</dc:date>
    <meta:editing-duration>PT17H58M5S</meta:editing-duration>
    <meta:editing-cycles>17</meta:editing-cycles>
    <meta:generator>LibreOffice/6.2.0.3$Windows_X86_64 LibreOffice_project/98c6a8a1c6c7b144ce3cc729e34964b47ce25d62</meta:generator>
    <meta:document-statistic meta:table-count="0" meta:image-count="0" meta:object-count="0" meta:page-count="2" meta:paragraph-count="44" meta:word-count="267" meta:character-count="1592" meta:non-whitespace-character-count="1387"/>
  </office:meta>
</office:document-meta>
</file>